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79in" fo:margin-left="0in" fo:break-before="auto" fo:break-after="auto" table:align="left" fo:keep-with-next="auto" style:may-break-between-rows="true" table:border-model="collapsing"/>
    </style:style>
    <style:style style:name="Table1.A" style:family="table-column">
      <style:table-column-properties style:column-width="0.1875in"/>
    </style:style>
    <style:style style:name="Table1.B" style:family="table-column">
      <style:table-column-properties style:column-width="3.159in"/>
    </style:style>
    <style:style style:name="Table1.C" style:family="table-column">
      <style:table-column-properties style:column-width="1.6729in"/>
    </style:style>
    <style:style style:name="Table1.D" style:family="table-column">
      <style:table-column-properties style:column-width="1.6785in"/>
    </style:style>
    <style:style style:name="Table1.1" style:family="table-row">
      <style:table-row-properties fo:keep-together="auto"/>
    </style:style>
    <style:style style:name="Table1.A1" style:family="table-cell" style:data-style-name="N10100">
      <style:table-cell-properties style:vertical-align="" fo:background-color="#000000" fo:padding="0in" fo:border-left="0.05pt solid #000000" fo:border-right="none" fo:border-top="0.05pt solid #000000" fo:border-bottom="none" style:writing-mode="page">
        <style:background-image/>
      </style:table-cell-properties>
    </style:style>
    <style:style style:name="Table1.B1" style:family="table-cell" style:data-style-name="N10100">
      <style:table-cell-properties style:vertical-align="" fo:background-color="#000000" fo:padding="0in" fo:border-left="none" fo:border-right="none" fo:border-top="0.05pt solid #000000" fo:border-bottom="none" style:writing-mode="page">
        <style:background-image/>
      </style:table-cell-properties>
    </style:style>
    <style:style style:name="Table1.D1" style:family="table-cell" style:data-style-name="N10100">
      <style:table-cell-properties style:vertical-align="" fo:background-color="#000000" fo:padding="0in" fo:border-left="none" fo:border-right="0.05pt solid #000000" fo:border-top="0.05pt solid #000000" fo:border-bottom="none" style:writing-mode="page">
        <style:background-image/>
      </style:table-cell-properties>
    </style:style>
    <style:style style:name="Table1.A2" style:family="table-cell" style:data-style-name="N10100">
      <style:table-cell-properties style:vertical-align="" fo:background-color="#000000" fo:padding="0in" fo:border-left="0.05pt solid #000000" fo:border-right="none" fo:border-top="none" fo:border-bottom="none" style:writing-mode="page">
        <style:background-image/>
      </style:table-cell-properties>
    </style:style>
    <style:style style:name="Table1.B2" style:family="table-cell">
      <style:table-cell-properties style:vertical-align="" fo:background-color="#ffffff" fo:padding="0in" fo:border="none" style:writing-mode="page">
        <style:background-image/>
      </style:table-cell-properties>
    </style:style>
    <style:style style:name="Table1.C2" style:family="table-cell">
      <style:table-cell-properties style:vertical-align="" fo:background-color="#ffffff" fo:padding="0in" fo:border="none" style:writing-mode="page">
        <style:background-image/>
      </style:table-cell-properties>
    </style:style>
    <style:style style:name="Table1.D2"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1.B3" style:family="table-cell">
      <style:table-cell-properties style:vertical-align="" fo:background-color="#ffffff" fo:padding="0in" fo:border="none" style:writing-mode="page">
        <style:background-image/>
      </style:table-cell-properties>
    </style:style>
    <style:style style:name="Table1.C3" style:family="table-cell">
      <style:table-cell-properties style:vertical-align="" fo:background-color="#ffffff" fo:padding="0in" fo:border="none" style:writing-mode="page">
        <style:background-image/>
      </style:table-cell-properties>
    </style:style>
    <style:style style:name="Table1.D3"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1.B4" style:family="table-cell">
      <style:table-cell-properties style:vertical-align="" fo:background-color="#ffffff" fo:padding="0in" fo:border="none" style:writing-mode="page">
        <style:background-image/>
      </style:table-cell-properties>
    </style:style>
    <style:style style:name="Table1.C4" style:family="table-cell">
      <style:table-cell-properties style:vertical-align="" fo:background-color="#ffffff" fo:padding="0in" fo:border="none" style:writing-mode="page">
        <style:background-image/>
      </style:table-cell-properties>
    </style:style>
    <style:style style:name="Table1.D4"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1.B5" style:family="table-cell">
      <style:table-cell-properties style:vertical-align="" fo:background-color="#ffffff" fo:padding="0in" fo:border="none" style:writing-mode="page">
        <style:background-image/>
      </style:table-cell-properties>
    </style:style>
    <style:style style:name="Table1.C5" style:family="table-cell">
      <style:table-cell-properties style:vertical-align="" fo:background-color="#ffffff" fo:padding="0in" fo:border="none" style:writing-mode="page">
        <style:background-image/>
      </style:table-cell-properties>
    </style:style>
    <style:style style:name="Table1.D5"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1.B6" style:family="table-cell">
      <style:table-cell-properties style:vertical-align="" fo:background-color="#ffffff" fo:padding="0in" fo:border="none" style:writing-mode="page">
        <style:background-image/>
      </style:table-cell-properties>
    </style:style>
    <style:style style:name="Table1.C6" style:family="table-cell">
      <style:table-cell-properties style:vertical-align="" fo:background-color="#ffffff" fo:padding="0in" fo:border="none" style:writing-mode="page">
        <style:background-image/>
      </style:table-cell-properties>
    </style:style>
    <style:style style:name="Table1.D6"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1.A7" style:family="table-cell" style:data-style-name="N10100">
      <style:table-cell-properties style:vertical-align="" fo:background-color="#000000" fo:padding="0in" fo:border-left="0.05pt solid #000000" fo:border-right="none" fo:border-top="none" fo:border-bottom="0.05pt solid #000000" style:writing-mode="page">
        <style:background-image/>
      </style:table-cell-properties>
    </style:style>
    <style:style style:name="Table1.B7" style:family="table-cell">
      <style:table-cell-properties style:vertical-align="" fo:background-color="#ffffff" fo:padding="0in" fo:border-left="none" fo:border-right="none" fo:border-top="none" fo:border-bottom="0.05pt solid #000000" style:writing-mode="page">
        <style:background-image/>
      </style:table-cell-properties>
    </style:style>
    <style:style style:name="Table1.C7" style:family="table-cell">
      <style:table-cell-properties style:vertical-align="" fo:background-color="#ffffff" fo:padding="0in" fo:border-left="none" fo:border-right="none" fo:border-top="none" fo:border-bottom="0.05pt solid #000000" style:writing-mode="page">
        <style:background-image/>
      </style:table-cell-properties>
    </style:style>
    <style:style style:name="Table1.D7" style:family="table-cell">
      <style:table-cell-properties style:vertical-align="" fo:background-color="#ffffff" fo:padding="0in" fo:border-left="none" fo:border-right="0.05pt solid #000000" fo:border-top="none" fo:border-bottom="0.05pt solid #000000" style:writing-mode="page">
        <style:background-image/>
      </style:table-cell-properties>
    </style:style>
    <style:style style:name="P1" style:family="paragraph" style:parent-style-name="Standard">
      <style:text-properties fo:language="fr" fo:country="FR" officeooo:rsid="001cb3b5" officeooo:paragraph-rsid="001cb3b5" style:font-size-asian="10.5pt"/>
    </style:style>
    <style:style style:name="P2" style:family="paragraph" style:parent-style-name="Text_20_body">
      <style:text-properties fo:language="fr" fo:country="FR"/>
    </style:style>
    <style:style style:name="P3" style:family="paragraph" style:parent-style-name="Text_20_body">
      <style:text-properties fo:language="fr" fo:country="FR" officeooo:rsid="0022e4c9" officeooo:paragraph-rsid="0022e4c9"/>
    </style:style>
    <style:style style:name="P4" style:family="paragraph" style:parent-style-name="Text_20_body">
      <style:text-properties fo:language="fr" fo:country="FR" officeooo:paragraph-rsid="0022e4c9"/>
    </style:style>
    <style:style style:name="P5" style:family="paragraph" style:parent-style-name="Text_20_body">
      <style:text-properties fo:language="fr" fo:country="FR" officeooo:rsid="0023d067" officeooo:paragraph-rsid="0023d067"/>
    </style:style>
    <style:style style:name="P6" style:family="paragraph" style:parent-style-name="Text_20_body">
      <style:text-properties fo:language="fr" fo:country="FR" officeooo:rsid="0024dc7c" officeooo:paragraph-rsid="0024dc7c"/>
    </style:style>
    <style:style style:name="P7" style:family="paragraph" style:parent-style-name="Text_20_body">
      <style:text-properties fo:language="fr" fo:country="FR" officeooo:rsid="002cc32b" officeooo:paragraph-rsid="002cc32b"/>
    </style:style>
    <style:style style:name="P8" style:family="paragraph" style:parent-style-name="Text_20_body">
      <style:text-properties fo:language="fr" fo:country="FR" officeooo:rsid="003447e1" officeooo:paragraph-rsid="003447e1"/>
    </style:style>
    <style:style style:name="P9" style:family="paragraph" style:parent-style-name="Text_20_body">
      <style:paragraph-properties fo:text-align="justify" style:justify-single-word="false"/>
      <style:text-properties fo:language="fr" fo:country="FR" officeooo:rsid="0038abfb" officeooo:paragraph-rsid="0038abfb"/>
    </style:style>
    <style:style style:name="P10" style:family="paragraph" style:parent-style-name="Text_20_body">
      <style:paragraph-properties fo:text-align="justify" style:justify-single-word="false"/>
      <style:text-properties fo:language="fr" fo:country="FR" officeooo:rsid="0039299a" officeooo:paragraph-rsid="0039299a"/>
    </style:style>
    <style:style style:name="P11" style:family="paragraph" style:parent-style-name="Text_20_body">
      <style:paragraph-properties fo:text-align="justify" style:justify-single-word="false"/>
      <style:text-properties fo:language="fr" fo:country="FR" officeooo:rsid="003ce6e2" officeooo:paragraph-rsid="003ce6e2"/>
    </style:style>
    <style:style style:name="P12" style:family="paragraph" style:parent-style-name="Text_20_body">
      <style:text-properties fo:language="fr" fo:country="FR" officeooo:paragraph-rsid="00412ff2"/>
    </style:style>
    <style:style style:name="P13" style:family="paragraph" style:parent-style-name="Text_20_body">
      <style:text-properties fo:language="fr" fo:country="FR" officeooo:rsid="00412ff2" officeooo:paragraph-rsid="00412ff2"/>
    </style:style>
    <style:style style:name="P14"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language="fr" fo:country="FR"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15"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language="fr" fo:country="FR" fo:font-style="italic" fo:text-shadow="none" style:text-underline-style="none" fo:font-weight="bold" officeooo:rsid="001cb3b5" officeooo:paragraph-rsid="001cb3b5" style:font-size-asian="12pt" style:font-style-asian="italic" style:font-weight-asian="bold" style:font-size-complex="12pt" style:font-style-complex="italic" style:font-weight-complex="bold" style:text-overline-style="none" style:text-overline-color="font-color"/>
    </style:style>
    <style:style style:name="P16"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language="fr" fo:country="FR" fo:font-style="italic" fo:text-shadow="none" style:text-underline-style="none" fo:font-weight="bold" officeooo:rsid="001cc868" officeooo:paragraph-rsid="001cc868" style:font-size-asian="12pt" style:font-style-asian="italic" style:font-weight-asian="bold" style:font-size-complex="12pt" style:font-style-complex="italic" style:font-weight-complex="bold"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fr" fo:country="FR"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fr" fo:country="FR" fo:font-style="normal" fo:text-shadow="none" style:text-underline-style="none" fo:font-weight="normal" officeooo:paragraph-rsid="001cc868"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fr" fo:country="FR" fo:font-style="normal" fo:text-shadow="none" style:text-underline-style="none" fo:font-weight="normal" officeooo:rsid="001cb3b5" officeooo:paragraph-rsid="001cb3b5"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fr" fo:country="FR" fo:font-style="normal" fo:text-shadow="none" style:text-underline-style="none" fo:font-weight="normal" officeooo:rsid="001cb3b5" officeooo:paragraph-rsid="001cc868"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fr" fo:country="FR" fo:font-style="normal" fo:text-shadow="none" style:text-underline-style="none" fo:font-weight="normal" officeooo:rsid="001cc868" officeooo:paragraph-rsid="001cc868"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text-properties fo:language="fr" fo:country="FR" officeooo:rsid="00410184" officeooo:paragraph-rsid="00412ff2" style:font-size-asian="10.5pt"/>
    </style:style>
    <style:style style:name="P23" style:family="paragraph" style:parent-style-name="Heading_20_1">
      <style:text-properties fo:language="fr" fo:country="FR"/>
    </style:style>
    <style:style style:name="P24" style:family="paragraph" style:parent-style-name="Heading_20_1">
      <style:text-properties fo:language="fr" fo:country="FR" style:text-underline-style="solid" style:text-underline-width="auto" style:text-underline-color="font-color"/>
    </style:style>
    <style:style style:name="P25" style:family="paragraph" style:parent-style-name="Heading_20_2">
      <style:text-properties fo:language="fr" fo:country="FR" officeooo:rsid="00412ff2" officeooo:paragraph-rsid="00412ff2"/>
    </style:style>
    <style:style style:name="P26" style:family="paragraph" style:parent-style-name="Text_20_body" style:list-style-name="L1">
      <style:text-properties fo:language="fr" fo:country="FR" officeooo:rsid="0022e4c9" officeooo:paragraph-rsid="0022e4c9"/>
    </style:style>
    <style:style style:name="P27" style:family="paragraph" style:parent-style-name="Text_20_body" style:list-style-name="L3">
      <style:text-properties fo:language="fr" fo:country="FR" officeooo:rsid="0022e4c9" officeooo:paragraph-rsid="00264db6"/>
    </style:style>
    <style:style style:name="P28" style:family="paragraph" style:parent-style-name="Text_20_body" style:list-style-name="L2">
      <style:text-properties fo:language="fr" fo:country="FR" officeooo:rsid="0023d067" officeooo:paragraph-rsid="003126bc"/>
    </style:style>
    <style:style style:name="P29" style:family="paragraph" style:parent-style-name="Text_20_body" style:list-style-name="L2">
      <style:text-properties fo:language="fr" fo:country="FR" officeooo:rsid="0023d067" officeooo:paragraph-rsid="0023d067"/>
    </style:style>
    <style:style style:name="P30" style:family="paragraph" style:parent-style-name="Text_20_body" style:list-style-name="L3">
      <style:text-properties fo:language="fr" fo:country="FR" officeooo:rsid="0023d067" officeooo:paragraph-rsid="00264db6"/>
    </style:style>
    <style:style style:name="P31" style:family="paragraph" style:parent-style-name="Text_20_body" style:list-style-name="L3">
      <style:text-properties fo:language="fr" fo:country="FR" officeooo:rsid="002cc32b" officeooo:paragraph-rsid="002cc32b"/>
    </style:style>
    <style:style style:name="P32" style:family="paragraph" style:parent-style-name="Text_20_body" style:list-style-name="L4">
      <style:paragraph-properties fo:text-align="justify" style:justify-single-word="false"/>
      <style:text-properties fo:language="fr" fo:country="FR" officeooo:rsid="00351b8d" officeooo:paragraph-rsid="002cc32b"/>
    </style:style>
    <style:style style:name="P33" style:family="paragraph" style:parent-style-name="Text_20_body" style:list-style-name="L4">
      <style:paragraph-properties fo:text-align="justify" style:justify-single-word="false"/>
      <style:text-properties fo:language="fr" fo:country="FR" officeooo:rsid="0038abfb" officeooo:paragraph-rsid="0038abfb"/>
    </style:style>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2">
      <style:paragraph-properties fo:margin-left="0.9846in" fo:margin-right="0in" fo:text-indent="-0.25in" style:auto-text-indent="false"/>
      <style:text-properties fo:language="fr" fo:country="FR" officeooo:rsid="003126bc" officeooo:paragraph-rsid="003126bc"/>
    </style:style>
    <style:style style:name="P37" style:family="paragraph" style:parent-style-name="Text_20_body" style:list-style-name="L5">
      <style:paragraph-properties fo:margin-top="0in" fo:margin-bottom="0in" style:contextual-spacing="false"/>
    </style:style>
    <style:style style:name="P38" style:family="paragraph" style:parent-style-name="Text_20_body" style:list-style-name="L6">
      <style:paragraph-properties fo:margin-top="0in" fo:margin-bottom="0in" style:contextual-spacing="false"/>
    </style:style>
    <style:style style:name="T1" style:family="text">
      <style:text-properties officeooo:rsid="001cb3b5"/>
    </style:style>
    <style:style style:name="T2" style:family="text">
      <style:text-properties officeooo:rsid="001cc868"/>
    </style:style>
    <style:style style:name="T3" style:family="text">
      <style:text-properties officeooo:rsid="0023d067"/>
    </style:style>
    <style:style style:name="T4" style:family="text">
      <style:text-properties officeooo:rsid="0024dc7c"/>
    </style:style>
    <style:style style:name="T5" style:family="text">
      <style:text-properties officeooo:rsid="00264db6"/>
    </style:style>
    <style:style style:name="T6" style:family="text">
      <style:text-properties officeooo:rsid="0026fafb"/>
    </style:style>
    <style:style style:name="T7" style:family="text">
      <style:text-properties officeooo:rsid="002796e5"/>
    </style:style>
    <style:style style:name="T8" style:family="text">
      <style:text-properties officeooo:rsid="002d31be"/>
    </style:style>
    <style:style style:name="T9" style:family="text">
      <style:text-properties officeooo:rsid="002f4dad"/>
    </style:style>
    <style:style style:name="T10" style:family="text">
      <style:text-properties officeooo:rsid="003126bc"/>
    </style:style>
    <style:style style:name="T11" style:family="text">
      <style:text-properties officeooo:rsid="0031a234"/>
    </style:style>
    <style:style style:name="T12" style:family="text">
      <style:text-properties officeooo:rsid="00336ce1"/>
    </style:style>
    <style:style style:name="T13" style:family="text">
      <style:text-properties officeooo:rsid="00351b8d"/>
    </style:style>
    <style:style style:name="T14" style:family="text">
      <style:text-properties officeooo:rsid="003ae643"/>
    </style:style>
    <style:style style:name="T15" style:family="text">
      <style:text-properties officeooo:rsid="003b0d47"/>
    </style:style>
    <style:style style:name="T16" style:family="text">
      <style:text-properties officeooo:rsid="003b5c34"/>
    </style:style>
    <style:style style:name="T17" style:family="text">
      <style:text-properties officeooo:rsid="003cf908"/>
    </style:style>
    <style:style style:name="T18" style:family="text">
      <style:text-properties officeooo:rsid="003ecfde"/>
    </style:style>
    <style:style style:name="T19" style:family="text">
      <style:text-properties officeooo:rsid="003fa452"/>
    </style:style>
    <style:style style:name="T20" style:family="text">
      <style:text-properties style:font-size-asian="10.5pt"/>
    </style:style>
    <style:style style:name="T21" style:family="text">
      <style:text-properties officeooo:rsid="00410184" style:font-size-asian="10.5pt"/>
    </style:style>
    <style:style style:name="T22" style:family="text">
      <style:text-properties fo:font-size="11pt" fo:font-weight="normal" style:font-size-asian="11pt" style:font-weight-asian="normal" style:font-size-complex="11pt" style:font-weight-complex="normal"/>
    </style:style>
    <style:style style:name="T23" style:family="text">
      <style:text-properties officeooo:rsid="0041832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text-style style:name="N10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Convention pour l'utilisation du module « Yield »:</text:p>
      <text:p text:style-name="P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ext:p text:style-name="P14"/>
          </table:table-cell>
          <table:table-cell table:style-name="Table1.B1" office:value-type="float" office:value="0">
            <text:p text:style-name="P15">Description</text:p>
          </table:table-cell>
          <table:table-cell table:style-name="Table1.B1" office:value-type="float" office:value="0">
            <text:p text:style-name="P15">Avantages</text:p>
          </table:table-cell>
          <table:table-cell table:style-name="Table1.D1" office:value-type="float" office:value="0">
            <text:p text:style-name="P15">Inconvénients</text:p>
          </table:table-cell>
        </table:table-row>
        <table:table-row table:style-name="Table1.1">
          <table:table-cell table:style-name="Table1.A2" office:value-type="float" office:value="0">
            <text:p text:style-name="P15">1</text:p>
          </table:table-cell>
          <table:table-cell table:style-name="Table1.B2" office:value-type="string">
            <text:p text:style-name="P17">- <text:span text:style-name="T1">Toutes les listes déroulantes pointent sur un champ “value” ou “tr_value”</text:span></text:p>
            <text:p text:style-name="P17">- <text:span text:style-name="T1">Tous les champs triggé commence par “tr_”</text:span></text:p>
          </table:table-cell>
          <table:table-cell table:style-name="Table1.C2" office:value-type="string">
            <text:p text:style-name="P19">- Les champs triggé peuvent être pris pour liste.</text:p>
            <text:p text:style-name="P19">- Les champs triggé peuvent avoir une clé étrangère</text:p>
          </table:table-cell>
          <table:table-cell table:style-name="Table1.D2" office:value-type="string">
            <text:p text:style-name="P17">- <text:span text:style-name="T1">Seulement 1 champ “value” ou “tr_value” peut être présent dans une même table</text:span></text:p>
          </table:table-cell>
        </table:table-row>
        <table:table-row table:style-name="Table1.1">
          <table:table-cell table:style-name="Table1.A2" office:value-type="float" office:value="0">
            <text:p text:style-name="P15">2</text:p>
          </table:table-cell>
          <table:table-cell table:style-name="Table1.B3" office:value-type="string">
            <text:p text:style-name="P17">- <text:span text:style-name="T2">les champs triggé n'ont pas de clé étrangère</text:span></text:p>
            <text:p text:style-name="P17">- <text:span text:style-name="T2">les listes pointent directement sur le champs de valeur dans la clé</text:span></text:p>
          </table:table-cell>
          <table:table-cell table:style-name="Table1.C3" office:value-type="string">
            <text:p text:style-name="P21">- Pas de convention de non</text:p>
          </table:table-cell>
          <table:table-cell table:style-name="Table1.D3" office:value-type="string">
            <text:p text:style-name="P21">- Le champ de valeur doit être unique, non nul.</text:p>
            <text:p text:style-name="P21">- les champs triggé n'ont pas de clé étrangère</text:p>
          </table:table-cell>
        </table:table-row>
        <table:table-row table:style-name="Table1.1">
          <table:table-cell table:style-name="Table1.A2" office:value-type="float" office:value="0">
            <text:p text:style-name="P15">3</text:p>
          </table:table-cell>
          <table:table-cell table:style-name="Table1.B4" office:value-type="string">
            <text:p text:style-name="P21">Les contraintes sont présentes dans les noms des attributs</text:p>
          </table:table-cell>
          <table:table-cell table:style-name="Table1.C4" office:value-type="string">
            <text:p text:style-name="P21">Les contraintes sont explicites</text:p>
            <text:p text:style-name="P20">- Les champs triggé peuvent avoir une clé étrangère</text:p>
          </table:table-cell>
          <table:table-cell table:style-name="Table1.D4" office:value-type="string">
            <text:p text:style-name="P21">- Le nom des attributs devient long et complexe</text:p>
            <text:p text:style-name="P21">- L'interprétation devient fragile</text:p>
          </table:table-cell>
        </table:table-row>
        <table:table-row table:style-name="Table1.1">
          <table:table-cell table:style-name="Table1.A2" office:value-type="float" office:value="0">
            <text:p text:style-name="P15">4</text:p>
          </table:table-cell>
          <table:table-cell table:style-name="Table1.B5" office:value-type="string">
            <text:p text:style-name="P18">- <text:span text:style-name="T1">Toutes les listes déroulantes pointent sur un champ “value” ou “name”</text:span></text:p>
            <text:p text:style-name="P18">- <text:span text:style-name="T1">Tous les champs triggé n'ont pas de clé étrangère pointant sur une table contenant “value” ou “name”</text:span></text:p>
          </table:table-cell>
          <table:table-cell table:style-name="Table1.C5" office:value-type="string">
            <text:p text:style-name="P17">- <text:span text:style-name="T2">projet qwat actuel</text:span></text:p>
            <text:p text:style-name="P20">- Les champs triggé peuvent avoir une clé étrangère</text:p>
          </table:table-cell>
          <table:table-cell table:style-name="Table1.D5" office:value-type="string">
            <text:p text:style-name="P20">- Les champs triggé peuvent avoir une clé étrangère, <text:span text:style-name="T2">mais sous une contrainte forte et non vérifiable depuis QGIS</text:span></text:p>
            <text:p text:style-name="P20">- <text:span text:style-name="T2">l'interprétation repose sur un “si non existant”</text:span></text:p>
          </table:table-cell>
        </table:table-row>
        <table:table-row table:style-name="Table1.1">
          <table:table-cell table:style-name="Table1.A2" office:value-type="float" office:value="0">
            <text:p text:style-name="P15">5</text:p>
          </table:table-cell>
          <table:table-cell table:style-name="Table1.B6" office:value-type="string">
            <text:p text:style-name="P21">- La clé étrangère est la valeur de la liste déroulante.</text:p>
            <text:p text:style-name="P21">- Les champs triggé comment par “tr_”</text:p>
          </table:table-cell>
          <table:table-cell table:style-name="Table1.C6" office:value-type="string">
            <text:p text:style-name="P20">- Les champs triggé peuvent avoir une clé étrangère</text:p>
            <text:p text:style-name="P20"/>
          </table:table-cell>
          <table:table-cell table:style-name="Table1.D6" office:value-type="string">
            <text:p text:style-name="P21">- Le champ de valeur doit être unique, non nul.</text:p>
          </table:table-cell>
        </table:table-row>
        <table:table-row table:style-name="Table1.1">
          <table:table-cell table:style-name="Table1.A7" office:value-type="float" office:value="0">
            <text:p text:style-name="P16">6</text:p>
          </table:table-cell>
          <table:table-cell table:style-name="Table1.B7" office:value-type="string">
            <text:p text:style-name="P21">Actuellement sur Qwat:</text:p>
            <text:p text:style-name="P21">- version 4</text:p>
            <text:p text:style-name="P21">- mais certains trigger on une clé qui pointe sur une table contenant “value” ou “name”, qui n'est pas l'attribut recherché, ce qui pose problème.</text:p>
            <text:p text:style-name="P21">- certains champs de valeurs ne sont ni nommés “value”, ni “name” ce qui pose problème. </text:p>
            <text:p text:style-name="P21">Il n'est pas possible de différencier les champs triggé des champs ne pointant pas sur “value” ni “name”.</text:p>
          </table:table-cell>
          <table:table-cell table:style-name="Table1.C7" office:value-type="string">
            <text:p text:style-name="P20"/>
          </table:table-cell>
          <table:table-cell table:style-name="Table1.D7" office:value-type="string">
            <text:p text:style-name="P21"/>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24"><text:soft-page-break/>Utilité d'un fichier de configuration</text:p>
      <text:p text:style-name="P3">Sans fichier de configuration, il est possible de gèrer:</text:p>
      <text:list xml:id="list1537185551586315362" text:style-name="L1">
        <text:list-item>
          <text:p text:style-name="P26">les type des attributs;</text:p>
        </text:list-item>
        <text:list-item>
          <text:p text:style-name="P26">les widgets des formulaires d'édition attributaire;</text:p>
        </text:list-item>
        <text:list-item>
          <text:p text:style-name="P26">l'éditabilité d'un attribut;</text:p>
        </text:list-item>
        <text:list-item>
          <text:p text:style-name="P26">la présence/absence d'une couche dans la db/ dans le projet;</text:p>
        </text:list-item>
        <text:list-item>
          <text:p text:style-name="P26">la présence/absence d'un attribut dans une couche de la db/ du projet</text:p>
        </text:list-item>
      </text:list>
      <text:p text:style-name="P4"/>
      <text:p text:style-name="P3">Ce qui devrait être possi<text:span text:style-name="T7">b</text:span>le mais ne l'est pas, <text:span text:style-name="T3">pour des raisons techniques inconnues (bugs):</text:span></text:p>
      <text:list xml:id="list2857047843848991838" text:style-name="L2">
        <text:list-item>
          <text:p text:style-name="P28"><text:span text:style-name="T6">G</text:span>estion de la symbologie dans la base de données, <text:span text:style-name="T10">s</text:span>pplication de la symbologie stocké dans la db, au chargement de la couche provenant de la db;</text:p>
        </text:list-item>
        <text:list-item>
          <text:p text:style-name="P36">solution tant que les problèmes techniques persistent : mettre la symbologie dans la db à la main, la charger à la main dans une projet et distribuer le projet ensuite</text:p>
        </text:list-item>
        <text:list-item>
          <text:p text:style-name="P29"><text:span text:style-name="T6">G</text:span>estion des tab<text:span text:style-name="T11">s</text:span> et groups du trag'n'drop” <text:span text:style-name="T4">de manière simple ;</text:span></text:p>
        </text:list-item>
        <text:list-item>
          <text:p text:style-name="P36">solution tant que les problèmes techniques persistent :faire les tabs &amp; groups à la main dans le drag'n'drop</text:p>
        </text:list-item>
      </text:list>
      <text:p text:style-name="P5"/>
      <text:p text:style-name="P6">Ce qui n'est pas possible de <text:span text:style-name="T12">gérer</text:span> depuis <text:span text:style-name="T5">la base de données (ou possible avec des conventions de noms avancées:</text:span></text:p>
      <text:list xml:id="list8071716050119936874" text:style-name="L3">
        <text:list-item>
          <text:p text:style-name="P27">La gestion des groupements de couches basé sur les noms des couches. Par exmple “od_reseau_pipe” et “od_reseau_node” sont deux couches (pipe et node), géométrique (od), qui sont dans le même groupe (reseau)</text:p>
        </text:list-item>
        <text:list-item>
          <text:p text:style-name="P30">gestion des tab et groups du “trag'n'drop”</text:p>
        </text:list-item>
        <text:list-item>
          <text:p text:style-name="P31">transform<text:span text:style-name="T8">er</text:span> le nom des couches, par exemple pour les accents (é, è, ê, etc.)</text:p>
        </text:list-item>
      </text:list>
      <text:p text:style-name="P7"/>
      <text:p text:style-name="P8">Propositions :</text:p>
      <text:list xml:id="list1027549943460875161" text:style-name="L4">
        <text:list-item>
          <text:p text:style-name="P32">faire un fichier de configuration qui permet de faire tous ceci. Le désavantages est qu'il est plus rapide de faire un drag'n'drop que d'ajouter un élément dans un fichier de config. L'avantage est que ce fichier de config est utilisable pour tous projet. On peut faire l'hypothèse qu'un projet change tellement que les attributs devraient être mise automatiquement dans les interfaces. </text:p>
        </text:list-item>
        <text:list-item>
          <text:p text:style-name="P33"><text:span text:style-name="T13">L</text:span>es transformations peuvent être fais à la main par le « chef utilisateur », qui va ensuite répandre la nouvelle version du .qgs sur le serveur. </text:p>
        </text:list-item>
      </text:list>
      <text:p text:style-name="P9"/>
      <text:p text:style-name="P10">Argumentation pour la solution 2 :</text:p>
      <text:p text:style-name="P10"><text:tab/>La plupart des modification du MCD proviendra, par réflexion, du client et non du fournisseur de solution. De plus, un attribut n'a pas vraiment sens d'être ajoutée si le client n'en a pas besoin, auquel cas il l'aura<text:span text:style-name="T14">it</text:span> déjà ajouté lui-même et que ce ne serait de toute façon pas une <text:soft-page-break/>évolution générale du projet. <text:span text:style-name="T15">On peut ajouter que l'ajout d'un attribut n'a pas vraiment de sens si le client ne possède pas de données pour cette attribut. Il est peut probable que le client est des données relative au projet hors de ses couches et de sa db. En d'autres terme, l'ajout d'attributs ou de nouvelle couche est peu probable. </text:span>Il est <text:span text:style-name="T15">finalement </text:span>raisonnable à supposé un changement de modèle de quelques attributs par année. <text:span text:style-name="T16">Dans ce contexte, le fichier de configuration ne paraît pas être utile pour gérer la cohérence d'un projet avec une base de donnée.</text:span></text:p>
      <text:p text:style-name="P10"/>
      <text:p text:style-name="P11"><text:span text:style-name="T16">I</text:span>l est un peu différent du cas où, le client travaillant sur des données spatiales, veux tout à coups ajouter par dessus toutes ses couches qwat. La gestion de l'interface étant du ressort du .qgs, il faudrait contenir pour ce cas là, la définiton des éléments graphiques dans la DB pour le chargement des couches (sans forcément garantir une cohérence, mais <text:span text:style-name="T17">ce ne serait plus un grand problème de le faire).</text:span></text:p>
      <text:p text:style-name="P7"/>
      <text:p text:style-name="P7"/>
      <text:p text:style-name="P23">Autres</text:p>
      <text:p text:style-name="P2">- <text:span text:style-name="T9">Utiliser un plugin de vérification de la topologie. Vérifier la topologie quand une couche est chargée.</text:span></text:p>
      <text:p text:style-name="P2">- <text:span text:style-name="T18">reconnaissance des relations N:N (double relation qgis)</text:span></text:p>
      <text:p text:style-name="P12">- <text:span text:style-name="T19">Utiliser sqlAlchemy ou PyQt4.QtSql ?</text:span></text:p>
      <text:p text:style-name="P13">SqlAlchemy peut poser quelques problèmes d'intégration sur window. <text:span text:style-name="T23">Mais GeoALchemy peut être un avantage (?) et nécessiterait SqlAlchemy.</text:span></text:p>
      <text:p text:style-name="P25"><text:span text:style-name="T21">Q</text:span><text:span text:style-name="T20">tSql</text:span></text:p>
      <text:list xml:id="list7833405427161080606" text:style-name="L5">
        <text:list-item>
          <text:p text:style-name="P37">pro: Only uses Qt libraries </text:p>
        </text:list-item>
        <text:list-item>
          <text:p text:style-name="P37">pro: will return Qt objects, so it will integrate with Qt's standard widgets </text:p>
        </text:list-item>
        <text:list-item>
          <text:p text:style-name="P37">pro: can use any database backend that Qt supports </text:p>
        </text:list-item>
        <text:list-item>
          <text:p text:style-name="P34">con: still requires you to write SQL </text:p>
        </text:list-item>
      </text:list>
      <text:p text:style-name="Text_20_body"><text:span text:style-name="Strong_20_Emphasis"><text:span text:style-name="T22">VERDICT</text:span></text:span><text:span text:style-name="Strong_20_Emphasis">:</text:span> choose this if you want to write less UI code and more database code</text:p>
      <text:p text:style-name="Heading_20_2">SQLAlchemy</text:p>
      <text:list xml:id="list8829933296134085691" text:style-name="L6">
        <text:list-item>
          <text:p text:style-name="P38">pro: all database logic can be written out in Python code (since it's an ORM) </text:p>
        </text:list-item>
        <text:list-item>
          <text:p text:style-name="P38">pro: supports many database backends </text:p>
        </text:list-item>
        <text:list-item>
          <text:p text:style-name="P35">con: might require some extra configuration to get things working nicely with Qt </text:p>
        </text:list-item>
      </text:list>
      <text:p text:style-name="Text_20_body"><text:span text:style-name="Strong_20_Emphasis"><text:span text:style-name="T22">VERDICT</text:span></text:span><text:span text:style-name="Strong_20_Emphasis">:</text:span> choose this if you want to write less database code and would be fine with solving some API issues.</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402in" style:contextual-spacing="false" fo:line-height="120%">
        <style:tab-stops/>
      </style:paragraph-properties>
      <style:text-properties fo:language="fr" fo:country="CH"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6T11:08:36.371385070</meta:creation-date>
    <meta:generator>LibreOffice/4.2.6.3$Linux_X86_64 LibreOffice_project/420m0$Build-3</meta:generator>
    <dc:date>2014-09-18T08:42:06.856000369</dc:date>
    <meta:editing-duration>PT3H57M26S</meta:editing-duration>
    <meta:editing-cycles>41</meta:editing-cycles>
    <meta:document-statistic meta:table-count="1" meta:image-count="0" meta:object-count="0" meta:page-count="3" meta:paragraph-count="78" meta:word-count="1035" meta:character-count="5940" meta:non-whitespace-character-count="4993"/>
  </office:meta>
</office:document-meta>
</file>